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1efc9e" officeooo:paragraph-rsid="001efc9e"/>
    </style:style>
    <style:style style:name="P2" style:family="paragraph" style:parent-style-name="Preformatted_20_Text">
      <style:text-properties officeooo:rsid="0020d2ed" officeooo:paragraph-rsid="0020d2ed"/>
    </style:style>
    <style:style style:name="P3" style:family="paragraph" style:parent-style-name="Preformatted_20_Text">
      <style:text-properties officeooo:rsid="00215fc1" officeooo:paragraph-rsid="00215fc1"/>
    </style:style>
    <style:style style:name="P4" style:family="paragraph" style:parent-style-name="Preformatted_20_Text">
      <style:text-properties fo:font-weight="bold" officeooo:rsid="001efc9e" officeooo:paragraph-rsid="001efc9e" style:font-weight-asian="bold" style:font-weight-complex="bold"/>
    </style:style>
    <style:style style:name="P5" style:family="paragraph" style:parent-style-name="Preformatted_20_Text">
      <style:text-properties officeooo:rsid="002316bc" officeooo:paragraph-rsid="002316bc"/>
    </style:style>
    <style:style style:name="P6" style:family="paragraph" style:parent-style-name="Preformatted_20_Text">
      <style:text-properties officeooo:rsid="0025be37" officeooo:paragraph-rsid="0025be37"/>
    </style:style>
    <style:style style:name="P7" style:family="paragraph" style:parent-style-name="Preformatted_20_Text">
      <style:text-properties officeooo:rsid="0025be37" officeooo:paragraph-rsid="00295694"/>
    </style:style>
    <style:style style:name="P8" style:family="paragraph" style:parent-style-name="Preformatted_20_Text">
      <style:text-properties officeooo:rsid="00295694" officeooo:paragraph-rsid="00295694"/>
    </style:style>
    <style:style style:name="P9" style:family="paragraph" style:parent-style-name="Preformatted_20_Text">
      <style:text-properties officeooo:rsid="002a0519" officeooo:paragraph-rsid="002a0519"/>
    </style:style>
    <style:style style:name="P10" style:family="paragraph" style:parent-style-name="Preformatted_20_Text">
      <style:text-properties officeooo:rsid="002bcd41" officeooo:paragraph-rsid="002bcd41"/>
    </style:style>
    <style:style style:name="T1" style:family="text">
      <style:text-properties officeooo:rsid="00248e92"/>
    </style:style>
    <style:style style:name="T2" style:family="text">
      <style:text-properties officeooo:rsid="0025be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707b8"/>
    </style:style>
    <style:style style:name="T5" style:family="text">
      <style:text-properties officeooo:rsid="0028e78d"/>
    </style:style>
    <style:style style:name="T6" style:family="text">
      <style:text-properties officeooo:rsid="00295694"/>
    </style:style>
    <style:style style:name="T7" style:family="text">
      <style:text-properties officeooo:rsid="002dc4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02 – DONE </text:p>
      <text:p text:style-name="P1">-vm instance / add ansible / test connection </text:p>
      <text:p text:style-name="P1">-add ssh / test connection </text:p>
      <text:p text:style-name="P1">-add apache / test connection / remove apache / test connection </text:p>
      <text:p text:style-name="P1"/>
      <text:p text:style-name="P4">Lab 03 – <text:span text:style-name="T2">UNdone</text:span></text:p>
      <text:p text:style-name="P2">-install yaml in yaml-lab directory / install jinja2 </text:p>
      <text:p text:style-name="P3">-create a playbook of ninja turtles </text:p>
      <text:p text:style-name="P3">-run against to ensure correct data </text:p>
      <text:p text:style-name="P5">-turn yaml into jinja2 template / test </text:p>
      <text:p text:style-name="P5">-<text:span text:style-name="T5">capitalize</text:span> name &amp; nickname </text:p>
      <text:p text:style-name="P5">-<text:span text:style-name="T1">download lab from </text:span>github </text:p>
      <text:p text:style-name="P5"/>
      <text:p text:style-name="P6"><text:span text:style-name="T3">Lab 04</text:span> – </text:p>
      <text:p text:style-name="P7">-<text:span text:style-name="T6">clone down the </text:span><text:a xlink:type="simple" xlink:href="https://github.com/IEA8mul/flask-guestbook" text:style-name="Internet_20_link" text:visited-style-name="Visited_20_Internet_20_Link"><text:span text:style-name="T6">https://github.com/IEA8mul/flask-guestbook</text:span></text:a></text:p>
      <text:p text:style-name="P8">-test the playbook.yml in the flask-guestbook folder</text:p>
      <text:p text:style-name="P9">-modify APT line per readme</text:p>
      <text:p text:style-name="P9">-modify PIP line per readme</text:p>
      <text:p text:style-name="P9">-modify GIT line per readme </text:p>
      <text:p text:style-name="P9">-modify SHELL line per readme </text:p>
      <text:p text:style-name="P10">-test with curl</text:p>
      <text:p text:style-name="P10">-add mysql</text:p>
      <text:p text:style-name="P10"/>
      <text:p text:style-name="P6"/>
      <text:p text:style-name="P6"><text:span text:style-name="T3">Lab 05</text:span> – <text:span text:style-name="T7">skip per JR </text:span></text:p>
      <text:p text:style-name="P6">-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3T14:43:28.274496109</dc:date>
    <meta:editing-duration>P1DT16H29M7S</meta:editing-duration>
    <meta:editing-cycles>12</meta:editing-cycles>
    <meta:generator>LibreOffice/5.3.6.1$Linux_X86_64 LibreOffice_project/30$Build-1</meta:generator>
    <meta:document-statistic meta:table-count="0" meta:image-count="0" meta:object-count="0" meta:page-count="1" meta:paragraph-count="22" meta:word-count="109" meta:character-count="661" meta:non-whitespace-character-count="556"/>
  </office:meta>
</office:document-meta>
</file>